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uppo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raw two cards. Then discard a card from your han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ssassin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place a character with a random unused character. The new character uses the same color as the removed character but enters with zero votes.</text:p>
          </table:table-cell>
          <table:table-cell office:value-type="string" calcext:value-type="string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veal face-down cards on a character until a negative one is found. Discard that card.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ianc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iscard a card if played face-up.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itary Support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Draw a card if played face-up.</text:p>
          </table:table-cell>
          <table:table-cell table:style-name="Default" office:value-type="string" calcext:value-type="string">
            <text:p>Military +2 /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yalists</text:p>
          </table:table-cell>
          <table:table-cell office:value-type="string" calcext:value-type="string">
            <text:p>Support</text:p>
          </table:table-cell>
          <table:table-cell table:style-name="Default" office:value-type="string" calcext:value-type="string">
            <text:p>Draw a card if played face-up.</text:p>
          </table:table-cell>
          <table:table-cell office:value-type="string" calcext:value-type="string">
            <text:p>Royalty +2 /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alot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Religion +2 / 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Nobility +2 / 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blic Suppor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husiastic Support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Draw a card if played face-up.</text:p>
          </table:table-cell>
          <table:table-cell office:value-type="string" calcext:value-type="string">
            <text:p>+2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37:44.970635843</meta:creation-date>
    <dc:date>2020-11-17T11:35:25.206475997</dc:date>
    <meta:editing-duration>PT57M40S</meta:editing-duration>
    <meta:editing-cycles>3</meta:editing-cycles>
    <meta:generator>LibreOffice/6.4.6.2$Linux_X86_64 LibreOffice_project/40$Build-2</meta:generator>
    <meta:document-statistic meta:table-count="1" meta:cell-count="55" meta:object-count="0"/>
  </office:meta>
</office:document-meta>
</file>